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etty5WebSocketSessionSupport.Netty5WebSocketSessionSupport( T delegate , HandshakeInfo info , Netty5DataBufferFactory 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etty5WebSocketSessionSupport.buffer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etty5WebSocketSessionSupport.toMessage( WebSocketFrame fr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Netty5WebSocketSessionSupport.toFrame( WebSocketMessage messag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">
            <text:p text:style-name="Table_20_Contents">1</text:p>
          </table:table-cell>
          <table:table-cell office:value-type="float" office:value="21">
            <text:p text:style-name="Table_20_Contents">2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